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Mono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-0.026cm" fo:text-align="start" style:justify-single-word="false" fo:text-indent="0cm" style:auto-text-indent="false"/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Liberation Mono" fo:font-size="10pt" style:text-underline-style="none" fo:font-weight="normal" officeooo:paragraph-rsid="001e3632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0pt" style:text-underline-style="none" fo:font-weight="normal" officeooo:paragraph-rsid="001bf87d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0pt" style:text-underline-style="none" fo:font-weight="normal" officeooo:rsid="001bf87d" officeooo:paragraph-rsid="001bf87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P19" style:family="paragraph" style:parent-style-name="Standard" style:list-style-name="L2">
      <style:paragraph-properties fo:margin-left="1.905cm" fo:margin-right="0cm" fo:text-align="start" style:justify-single-word="false" fo:text-indent="-1.931cm" style:auto-text-indent="false">
        <style:tab-stops/>
      </style:paragraph-properties>
      <style:text-properties style:font-name="Liberation Mono" fo:font-size="10pt" style:text-underline-style="none" fo:font-weight="bold" officeooo:rsid="001da9bc" officeooo:paragraph-rsid="001da9bc" style:font-size-asian="10pt" style:font-weight-asian="bold" style:font-size-complex="10pt" style:font-weight-complex="bold"/>
    </style:style>
    <style:style style:name="P20" style:family="paragraph" style:parent-style-name="Standard" style:list-style-name="L2">
      <style:paragraph-properties fo:margin-left="1.905cm" fo:margin-right="0cm" fo:text-align="start" style:justify-single-word="false" fo:text-indent="-1.931cm" style:auto-text-indent="false">
        <style:tab-stops/>
      </style:paragraph-properties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P21" style:family="paragraph" style:parent-style-name="Standard" style:list-style-name="L2">
      <style:paragraph-properties fo:margin-left="-0.026cm" fo:margin-right="0cm" fo:text-align="start" style:justify-single-word="false" fo:text-indent="0cm" style:auto-text-indent="false">
        <style:tab-stops/>
      </style:paragraph-properties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363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6" style:family="text">
      <style:text-properties style:font-name="Liberation Mono" fo:font-size="10pt" style:text-underline-style="none" fo:font-weight="normal" officeooo:rsid="001f2809" style:font-size-asian="10pt" style:font-weight-asian="normal" style:font-size-complex="10pt" style:font-weight-complex="normal"/>
    </style:style>
    <style:style style:name="T7" style:family="text">
      <style:text-properties style:font-name="Liberation Mono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font-name="Liberation Mono" fo:font-size="10pt" style:text-underline-style="none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onfiguring Puppet Master and Agent</text:p>
      <text:p text:style-name="P5"/>
      <text:p text:style-name="P2"><text:tab/>Configuring Puppet Master:</text:p>
      <text:p text:style-name="P6"/>
      <text:p text:style-name="P1"><text:span text:style-name="T1">Step 1 : </text:span><text:span text:style-name="T3">Install puppet master on host machine using the following command:</text:span></text:p>
      <text:p text:style-name="P1"><text:span text:style-name="T3"><text:s text:c="24"/></text:span><text:span text:style-name="T1">apt-get install puppetmaster</text:span></text:p>
      <text:p text:style-name="P2"><text:s text:c="8"/></text:p>
      <text:p text:style-name="P1"><text:span text:style-name="T1">Step 2 : </text:span><text:span text:style-name="T3">Start the puppetmaster using the command:</text:span></text:p>
      <text:p text:style-name="P6"><text:s text:c="24"/>sudo /etc/init.d/puppetmaster start</text:p>
      <text:p text:style-name="P6"/>
      <text:p text:style-name="P2"><text:span text:style-name="T1">Step 3</text:span> : Check the status using <text:span text:style-name="T1">service puppetmaster status</text:span></text:p>
      <text:p text:style-name="P6"/>
      <text:p text:style-name="P2"><text:span text:style-name="T1">Step 4 : </text:span><text:span text:style-name="T4">Configurimg Vm</text:span></text:p>
      <text:p text:style-name="P7"/>
      <text:p text:style-name="P3"><text:tab/>The VM should be launched on a bridge inorder to get an IP.</text:p>
      <text:p text:style-name="P3"><text:tab/></text:p>
      <text:p text:style-name="P3"><text:tab/>The steps required for setting up a bridge is :</text:p>
      <text:p text:style-name="P11"><text:tab/><text:tab/>-&gt; Edit <text:span text:style-name="T1">/etc/network/interfaces</text:span></text:p>
      <text:p text:style-name="P3"><text:span text:style-name="T1"><text:tab/><text:tab/></text:span>-&gt; Restart the networks by issueing command</text:p>
      <text:p text:style-name="P3"><text:tab/><text:tab/> <text:s text:c="2"/>sudo /etc/init.d/networking </text:p>
      <text:p text:style-name="P3"/>
      <text:list xml:id="list2195237649299023481" text:style-name="L1">
        <text:list-item>
          <text:list>
            <text:list-item>
              <text:p text:style-name="P13">Install puppet agent using – <text:span text:style-name="T1">sudo apt-get install puppet</text:span></text:p>
            </text:list-item>
            <text:list-item>
              <text:p text:style-name="P13">Configure /etc/default/puppet (make Start = Yes)</text:p>
            </text:list-item>
            <text:list-item>
              <text:p text:style-name="P13">Start puppet agent <text:span text:style-name="T1">sudo /etc/init.d/puppet start</text:span></text:p>
            </text:list-item>
            <text:list-item>
              <text:p text:style-name="P13">Check status (result master is running)</text:p>
              <text:p text:style-name="P13"/>
            </text:list-item>
          </text:list>
        </text:list-item>
      </text:list>
      <text:p text:style-name="P3"/>
      <text:p text:style-name="P4">POST-INSTALL STEPS:</text:p>
      <text:p text:style-name="P3"/>
      <text:p text:style-name="P3"><text:s text:c="3"/>Now both Agent and Master are configured and we have to perform some post <text:s text:c="2"/>install steps:</text:p>
      <text:p text:style-name="P3"/>
      <text:p text:style-name="P9"><text:span text:style-name="T7">Step 1:</text:span><text:span text:style-name="T5">In the main section of the master's puppet.conf file,set the <text:s text:c="89"/><text:tab/> <text:s/>dns_alt_names setting to a comma-separated list of each hostname the <text:tab/> <text:s/>master should be allowed to use: </text:span></text:p>
      <text:p text:style-name="P3"><text:s text:c="13"/></text:p>
      <text:p text:style-name="P3"><text:s text:c="11"/>Ex:dns_alt_names = puppet,puppet.example.com</text:p>
      <text:p text:style-name="P3"><text:s text:c="10"/></text:p>
      <text:p text:style-name="P3"><text:s/></text:p>
      <text:p text:style-name="P9"><text:span text:style-name="T7">Step 2:</text:span><text:span text:style-name="T5"> Add the follwing lines in /etc/hosts </text:span><text:span text:style-name="T6">of both master and agent</text:span></text:p>
      <text:p text:style-name="P3"><text:s text:c="10"/></text:p>
      <text:p text:style-name="P3"><text:s text:c="10"/>ipaddress of master <text:s/>puppet</text:p>
      <text:p text:style-name="P3"><text:s text:c="10"/>ipaddress of agent <text:s text:c="2"/>name of the host in which agent is installed</text:p>
      <text:p text:style-name="P4"/>
      <text:p text:style-name="P10"><text:span text:style-name="T8">Step 3: </text:span><text:span text:style-name="T5">Execute the following command on the agent:</text:span></text:p>
      <text:p text:style-name="P3"><text:tab/><text:tab/></text:p>
      <text:p text:style-name="P16"><text:tab/> <text:s text:c="4"/>sudo puppet resource service &lt;NAME&gt; ensure=running enable=true</text:p>
      <text:p text:style-name="P16"/>
      <text:p text:style-name="P17">sudo puppet resource cron puppet-agent ensure=present user=root minute=30 command='/usr/bin/puppet agent –onetime –no-daemonize --splay'</text:p>
      <text:p text:style-name="P16"><text:s text:c="12"/></text:p>
      <text:p text:style-name="P3"/>
      <text:p text:style-name="P3"><text:span text:style-name="T1">Step 4</text:span>: Connecting Master and Agent </text:p>
      <text:p text:style-name="P3"/>
      <text:list xml:id="list5982166022832327367" text:style-name="L2">
        <text:list-item>
          <text:list>
            <text:list-item>
              <text:p text:style-name="P15">To get a list of unsigned certificates run : <text:span text:style-name="T2">sudo puppet cert list</text:span></text:p>
            </text:list-item>
            <text:list-item>
              <text:p text:style-name="P14">After retrieving the certificate mastet needs to sign it.</text:p>
              <text:p text:style-name="P19">sudo puppet cert sign --all</text:p>
              <text:p text:style-name="P20"/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1"><text:s text:c="6"/>After this a connection is established between master and agent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4"><text:s text:c="2"/></text:p>
            </text:list-item>
          </text:list>
        </text:list-item>
      </text:list>
      <text:p text:style-name="P6"/>
      <text:p text:style-name="P6"><text:s text:c="15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2:30:50</meta:creation-date>
    <dc:date>2014-12-17T13:15:46.957104906</dc:date>
    <meta:editing-duration>PT3H28M32S</meta:editing-duration>
    <meta:editing-cycles>13</meta:editing-cycles>
    <meta:generator>LibreOffice/4.2.4.2$Linux_X86_64 LibreOffice_project/420m0$Build-2</meta:generator>
    <meta:document-statistic meta:table-count="0" meta:image-count="0" meta:object-count="0" meta:page-count="1" meta:paragraph-count="44" meta:word-count="274" meta:character-count="1998" meta:non-whitespace-character-count="1485"/>
  </office:meta>
</office:document-meta>
</file>